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" svg:font-family="Euphem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Euphemia"/>
    </style:style>
    <style:style style:name="P2" style:family="paragraph" style:parent-style-name="Standard">
      <style:paragraph-properties fo:text-align="center" style:justify-single-word="false"/>
      <style:text-properties style:font-name="Euphemia" fo:font-size="18pt" style:text-underline-style="solid" style:text-underline-width="auto" style:text-underline-color="font-color" style:font-size-asian="18pt" style:font-size-complex="18pt"/>
    </style:style>
    <style:style style:name="P3" style:family="paragraph" style:parent-style-name="Table_20_Contents">
      <style:text-properties style:font-name="Euphemia"/>
    </style:style>
    <style:style style:name="P4" style:family="paragraph" style:parent-style-name="Standard">
      <style:text-properties style:font-name="Euphemi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wicklerhandbuch</text:p>
      <text:p text:style-name="P1"/>
      <text:p text:style-name="P1">Alle Objekte außer Bomb, Field und Player haben die standardmäßigen Delphi Eigenschaften und Methoden.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3">Bomb</text:p>
          </table:table-cell>
          <table:covered-table-cell/>
        </table:table-row>
        <table:table-row>
          <table:table-cell table:style-name="Tabelle1.A2" office:value-type="string">
            <text:p text:style-name="P3">Eigenschaften</text:p>
          </table:table-cell>
          <table:table-cell table:style-name="Tabelle1.B2" office:value-type="string">
            <text:p text:style-name="P3">Methoden</text:p>
          </table:table-cell>
        </table:table-row>
        <table:table-row>
          <table:table-cell table:style-name="Tabelle1.A2" office:value-type="string">
            <text:p text:style-name="P3">FPosition: TPosition -</text:p>
            <text:p text:style-name="P3">FRange: Integer -</text:p>
            <text:p text:style-name="P3">FTimer: TTimer -</text:p>
            <text:p text:style-name="P3">FOwner: TPlayer -</text:p>
          </table:table-cell>
          <table:table-cell table:style-name="Tabelle1.B2" office:value-type="string">
            <text:p text:style-name="P3">Create() +</text:p>
            <text:p text:style-name="P3">Destroy() +</text:p>
            <text:p text:style-name="P3">SetPosition(Position: Tposition) -</text:p>
            <text:p text:style-name="P3">SetRange(Range: Integer) -</text:p>
            <text:p text:style-name="P3">StartTimer(Time:Integer) -</text:p>
            <text:p text:style-name="P3">Detonate(Sender: TObject) -</text:p>
            <text:p text:style-name="P3">SetOwner(Owner: TPlayer) -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3">Field</text:p>
          </table:table-cell>
          <table:covered-table-cell/>
        </table:table-row>
        <table:table-row>
          <table:table-cell table:style-name="Tabelle2.A2" office:value-type="string">
            <text:p text:style-name="P3">Eigenschaften</text:p>
          </table:table-cell>
          <table:table-cell table:style-name="Tabelle2.B2" office:value-type="string">
            <text:p text:style-name="P3">Methoden</text:p>
          </table:table-cell>
        </table:table-row>
        <table:table-row>
          <table:table-cell table:style-name="Tabelle2.A2" office:value-type="string">
            <text:p text:style-name="P3">FPosition: TPosition -</text:p>
            <text:p text:style-name="P3">FContent: TContent -</text:p>
          </table:table-cell>
          <table:table-cell table:style-name="Tabelle2.B2" office:value-type="string">
            <text:p text:style-name="P3">SetPosition(Position: Tposition) -</text:p>
            <text:p text:style-name="P3">SetContent(Content: TContent) – Create(Position:TPosition;Content:TContent) +</text:p>
            <text:p text:style-name="P3">SetContent(Content: TContent) -</text:p>
            <text:p text:style-name="P3">Explode() +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3">Player</text:p>
          </table:table-cell>
          <table:covered-table-cell/>
        </table:table-row>
        <table:table-row>
          <table:table-cell table:style-name="Tabelle3.A2" office:value-type="string">
            <text:p text:style-name="P3">Eigenschaften</text:p>
          </table:table-cell>
          <table:table-cell table:style-name="Tabelle3.B2" office:value-type="string">
            <text:p text:style-name="P3">Methoden</text:p>
          </table:table-cell>
        </table:table-row>
        <table:table-row>
          <table:table-cell table:style-name="Tabelle3.A2" office:value-type="string">
            <text:p text:style-name="P3">FNumber: Integer -</text:p>
            <text:p text:style-name="P3">FName: String -</text:p>
            <text:p text:style-name="P3">FPosition: TPosition -</text:p>
            <text:p text:style-name="P3">FAlive: Boolean -</text:p>
            <text:p text:style-name="P3">FBombRange: Integer -</text:p>
            <text:p text:style-name="P3">FNumOfBombs: Integer -</text:p>
            <text:p text:style-name="P3">FNumOfBombsPlanted: Integer -</text:p>
          </table:table-cell>
          <table:table-cell table:style-name="Tabelle3.B2" office:value-type="string">
            <text:p text:style-name="P3">Create() + CreatePlayers(NumOfPlayers:Integer) +</text:p>
            <text:p text:style-name="P3">SetNumber(Number: Integer) -</text:p>
            <text:p text:style-name="P3">SetName(Name: String) -</text:p>
            <text:p text:style-name="P3">SetPosition(Position: TPosition) -</text:p>
            <text:p text:style-name="P3">SetAlive(Alive: Boolean) -</text:p>
            <text:p text:style-name="P3">SetBombRange(BombRange: Integer) -</text:p>
            <text:p text:style-name="P3">SetNumOfBombs(NumOfBombs: Integer) -</text:p>
            <text:p text:style-name="P3">SetNumOfBombsPlanted(NumOfBombsPlanted: Integer) -</text:p>
            <text:p text:style-name="P3">Move(Direction: Tdirection) +</text:p>
            <text:p text:style-name="P3">GetPositionString:String +</text:p>
          </table:table-cell>
        </table:table-row>
      </table:table>
      <text:p text:style-name="P1"/>
      <text:p text:style-name="P1"/>
      <text:p text:style-name="P1"/>
      <text:p text:style-name="P1"><text:soft-page-break/>Globale Variable:</text:p>
      <text:p text:style-name="P1">(zum Menü gehörig)</text:p>
      <text:p text:style-name="P1"/>
      <text:p text:style-name="P1">PlayerGroupbox : Array[1..4] of TPlayerGroupbox; {Alle Spielereinstellungen hier in record(TPlayerGroupbox) gespeichert}</text:p>
      <text:p text:style-name="P1">SettingSuddendeathImage : TCheckImage; {ob das Bild des Hakens in der Box ist) CheckImage wird als Objekt erstellt }</text:p>
      <text:p text:style-name="P1">Settings : TSettings; {zum späteren speichern in der Settings.dat Datei}</text:p>
      <text:p text:style-name="P1">GroupNumber: Byte; {Nummer der Gruppe, in dem die Steuerung geändert wird}</text:p>
      <text:p text:style-name="P1">PanelNumber:Byte; {Nummer des Panels, in dem die Steuerung geändert wird}</text:p>
      <text:p text:style-name="P1">MousePos :TPoint; {Zum Drag&amp;Drop für die Ufos}</text:p>
      <text:p text:style-name="P1">Drag:Boolean; <text:s text:c="4"/>{true, wenn Image gedrückt gehalten wird}</text:p>
      <text:p text:style-name="P1"/>
      <text:p text:style-name="P1">(zum Spiel gehöhrig)</text:p>
      <text:p text:style-name="P1"/>
      <text:p text:style-name="P1">Player1,Player2,Player3,Player4: TPlayer;</text:p>
      <text:p text:style-name="P1">Player: Array of Tplayer;</text:p>
      <text:p text:style-name="P1">FormGame: TFormGame;</text:p>
      <text:p text:style-name="P1">BombPos: Array[1..4] of TPosition;</text:p>
      <text:p text:style-name="P1">Bombs: Array[1..4] of TBomb;</text:p>
      <text:p text:style-name="P1">ImageListPlayer: Array[1..4] of TimageList; </text:p>
      <text:p text:style-name="P1">Field: Array [0..15, 0..15] of TField; <text:s/>// Array für die Felder</text:p>
      <text:p text:style-name="P1">FieldMem: Array [0..15, 0..15] of TField; <text:s/>{zwischengespeichertes Feld zur Änderungsüberprüfung}</text:p>
      <text:p text:style-name="P1">Form1: TForm1;</text:p>
      <text:p text:style-name="P1"/>
      <text:p text:style-name="P1">globale Konstanten:</text:p>
      <text:p text:style-name="P1">size=26;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" svg:font-family="Euphem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20:41:38.23</meta:creation-date>
    <dc:date>2013-04-14T18:03:48.71</dc:date>
    <meta:editing-duration>PT1H30M16S</meta:editing-duration>
    <meta:editing-cycles>6</meta:editing-cycles>
    <meta:generator>OpenOffice.org/3.4$Win32 OpenOffice.org_project/340m1$Build-9590</meta:generator>
    <meta:document-statistic meta:table-count="3" meta:image-count="0" meta:object-count="0" meta:page-count="2" meta:paragraph-count="66" meta:word-count="252" meta:character-count="2110"/>
  </office:meta>
</office:document-meta>
</file>